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83E24B4E8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ff000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3.228cm" svg:height="10.238cm" svg:x="0.421cm" svg:y="0.431cm">
          <draw:image xlink:href="Pictures/10000000000001F400000183E24B4E8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4cm" fo:margin-bottom="0cm" fo:margin-left="0cm" fo:margin-right="0cm" fo:page-width="14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5T00:42:36</meta:creation-date>
    <dc:date>2012-05-28T23:33:48</dc:date>
    <meta:editing-duration>PT10H31M35S</meta:editing-duration>
    <meta:editing-cycles>4</meta:editing-cycles>
    <meta:generator>OpenOffice.org/3.0$Linux OpenOffice.org_project/300m15$Build-9379</meta:gener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